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7686561542447769509" text:style-name="L1">
        <text:list-item>
          <text:p text:style-name="P1">Create Check Class with methods RequireInjected, RequireNotNu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19T13:52:09.64</dc:date>
    <meta:editing-duration>PT19M4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9" meta:character-count="72"/>
  </office:meta>
</office:document-meta>
</file>